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f09f" officeooo:paragraph-rsid="000df09f"/>
    </style:style>
    <style:style style:name="P2" style:family="paragraph" style:parent-style-name="Standard">
      <style:text-properties officeooo:rsid="000e69ee" officeooo:paragraph-rsid="000df09f"/>
    </style:style>
    <style:style style:name="P3" style:family="paragraph" style:parent-style-name="Standard">
      <style:text-properties officeooo:rsid="000e69ee" officeooo:paragraph-rsid="000e69ee"/>
    </style:style>
    <style:style style:name="P4" style:family="paragraph" style:parent-style-name="Standard">
      <style:text-properties fo:font-weight="bold" officeooo:rsid="000e69ee" officeooo:paragraph-rsid="000e69e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zqtrzue<text:line-break/><text:span text:style-name="T1">fdteyr</text:span></text:p>
      <text:p text:style-name="P2">uydyhciot</text:p>
      <text:p text:style-name="P4">dcuexhfrli</text:p>
      <text:p text:style-name="P4">xeisxfjor</text:p>
      <text:p text:style-name="P3">hcresgx</text:p>
      <text:p text:style-name="P3">dieschtlijgbmojvtmihser</text:p>
      <text:p text:style-name="P3">tgfeifhcv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Gardelle</meta:initial-creator>
    <meta:creation-date>2017-10-11T12:27:07.724260273</meta:creation-date>
    <dc:date>2018-01-22T09:46:43.755169719</dc:date>
    <dc:creator>Camille Gardelle</dc:creator>
    <meta:editing-duration>PT1M30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7" meta:word-count="8" meta:character-count="84" meta:non-whitespace-character-count="83"/>
  </office:meta>
</office:document-meta>
</file>